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2-17_15-16-37_000.jpg</text:p>
          </table:table-cell>
          <table:table-cell table:style-name="ce26" office:value-type="string">
            <text:p>:bookmemo / 読んだ本 / 『超越数とはなにか』 / 著者=西岡久美子 / 途中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2-17_15-16-48_000.jpg</text:p>
          </table:table-cell>
          <table:table-cell table:style-name="ce26" office:value-type="string">
            <text:p>:bookmemo / 読んだ本 / 『超越数とはなにか』 / 著者=西岡久美子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超越数とはなにか』 / 著者=西岡久美子 / 途中 ここまで">
            <text:p>:bookmemo / 読んだ本 / 『超越数とはなにか』 / 著者=西岡久美子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3-02-18_09-17-0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7" office:value-type="string">
            <text:p>2023-02-18_02-52-28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2-17_13-51-3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2-17_21-09-3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2-18_00-41-5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2-18_00-41-5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2-18_00-42-0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7" office:value-type="string">
            <text:p>2023-02-18_00-42-2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,occasion=経過観察,id=2023-02-16_11-12-57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8" office:value-type="string">
            <text:p>2023-02-18_00-41-2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2-18_00-41-28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3-02-18_00-41-3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2-18_00-41-3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0" office:value-type="string">
            <text:p>2023-02-18_09-31-2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2-17_15-13-20_000.jpg</text:p>
          </table:table-cell>
          <table:table-cell table:style-name="ce27" office:value-type="string">
            <text:p>:m #*# RES / free# S87DP9 記事読み / id=1LUR(browser=yan) / media=ei / theme=ガザ：被拘束者：医療放置,content=~ / genre=~ / other=data+:被収容者の人数,file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free# S87DP9 記事読み / id=1LUR(browser=yan) / media=ei / theme=ガザ：被拘束者：医療放置,content=~ / genre=~ / other=data+:被収容者の人数,file~">
            <text:p>:m #*# RES / free# S87DP9 記事読み / id=1LUR(browser=yan) / media=ei / theme=ガザ：被拘束者：医療放置,content=~ / genre=~ / other=data+:被収容者の人数,file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2-17_16-58-29_000.jpg</text:p>
          </table:table-cell>
          <table:table-cell table:style-name="ce26" office:value-type="string">
            <text:p>:m #*# RES / JVEMV6 64#240_yoshizawa_math / 『群論入門』 著者=芳沢光雄,校注=~ / p.12 / w=写像；逆像,topic=群論：定義；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JVEMV6 64#240_yoshizawa_math / 『群論入門』 著者=芳沢光雄,校注=~ / p.12 / w=写像；逆像,topic=群論：定義；,publisher=~,other=~">
            <text:p>:m #*# RES / JVEMV6 64#240_yoshizawa_math / 『群論入門』 著者=芳沢光雄,校注=~ / p.12 / w=写像；逆像,topic=群論：定義；,publisher=~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2-17_17-31-52_000.jpg</text:p>
          </table:table-cell>
          <table:table-cell table:style-name="ce26" office:value-type="string">
            <text:p>:m #*# RES / JVEMV6 64#241_shimamoto_revolution / 『イスラーム革命の精神』 著者=嶋本隆光,校注=~ / p.ⅲ / w=モタッハリー,topic=本書：構成,publisher=~,other=timeline+:ホメイニ、追放さる～ホメイニ、到着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#*# RES / JVEMV6 64#241_shimamoto_revolution / 『イスラーム革命の精神』 著者=嶋本隆光,校注=~ / p.ⅲ / w=モタッハリー,topic=本書：構成,publisher=~,other=timeline+:ホメイニ、追放さる～ホメイニ、到着">
            <text:p>:m #*# RES / JVEMV6 64#241_shimamoto_revolution / 『イスラーム革命の精神』 著者=嶋本隆光,校注=~ / p.ⅲ / w=モタッハリー,topic=本書：構成,publisher=~,other=timeline+:ホメイニ、追放さる～ホメイニ、到着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2023-02-17_18-56-44_000.jpg</text:p>
          </table:table-cell>
          <table:table-cell table:style-name="ce26" office:value-type="string">
            <text:p>:m :篠笛,shinobue #*# / session-memo:session-1 / p.1-&lt;1&gt;:genre=melody,session=hour-18,R=1,tempo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:篠笛,shinobue #*# / session-memo:session-1 / p.1-&lt;1&gt;:genre=melody,session=hour-18,R=1,tempo=~">
            <text:p>:m :篠笛,shinobue #*# / session-memo:session-1 / p.1-&lt;1&gt;:genre=melody,session=hour-18,R=1,tempo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7" office:value-type="string">
            <text:p>2023-02-18_01-54-41_000.jpg</text:p>
          </table:table-cell>
          <table:table-cell table:style-name="ce26" office:value-type="string">
            <text:p>:m #*# RES / JVEMV6 64#242 / 『コーラン　（上）』 著者=~,校注=井筒俊彦、訳 / p.110 / w=~,topic=遺産：分割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#*# RES / JVEMV6 64#242 / 『コーラン　（上）』 著者=~,校注=井筒俊彦、訳 / p.110 / w=~,topic=遺産：分割,publisher=~,other=~">
            <text:p>:m #*# RES / JVEMV6 64#242 / 『コーラン　（上）』 著者=~,校注=井筒俊彦、訳 / p.110 / w=~,topic=遺産：分割,publisher=~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3-02-18_10-40-47_000.jpg</text:p>
          </table:table-cell>
          <table:table-cell table:style-name="ce26" office:value-type="string">
            <text:p>:m dessin,sketch / des. object=コテ（鏝） / genre=~,source=~,location=~,other=~,memo~,found~,id=000V,occasion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string" office:string-value=":m 1*2 RES / free / res-id=N3Y7 / theme=楕円型表面への光線：焦点はどこか / genre=mullihag:gwanghag,content=,w=~ / session-number=s-id.KN33,topic=y切片、求める / doc=~,other=q+:q-id.SHMP">
            <text:p>:m 1*2 RES / free / res-id=N3Y7 / theme=楕円型表面への光線：焦点はどこか / genre=mullihag:gwanghag,content=,w=~ / session-number=s-id.KN33,topic=y切片、求める / doc=~,other=q+:q-id.SHMP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8" office:value-type="string">
            <text:p>2023-02-18_11-27-26_000.jpg</text:p>
          </table:table-cell>
          <table:table-cell table:style-name="ce26" office:value-type="string">
            <text:p>:m 記録 / 身体 / 痛み：歯 / loc=左、上：一番奥：根元,cause=歯ブラシが触れる：痛い,loc-incident=~,id=~,phase=~,apparatus=~,injury=~,treatm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記録 / 身体 / 痛み：歯 / loc=左、上：一番奥：根元,cause=歯ブラシが触れる：痛い,loc-incident=~,id=~,phase=~,apparatus=~,injury=~,treatment=~,other=~">
            <text:p>:m 記録 / 身体 / 痛み：歯 / loc=左、上：一番奥：根元,cause=歯ブラシが触れる：痛い,loc-incident=~,id=~,phase=~,apparatus=~,injury=~,treatment=~,other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0" office:value-type="string">
            <text:p>2023-02-18_12-40-49_000.jpg</text:p>
          </table:table-cell>
          <table:table-cell table:style-name="ce26" office:value-type="string">
            <text:p>:m 1*2 RES / free / res-id=N3Y7 / theme=楕円型表面への光線：焦点はどこか / genre=mullihag:gwanghag,content=,w=~ / session-number=s-id.KN33,topic=y切片、求める / doc=~,other=q+:q-id.SHMP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7" office:value-type="string">
            <text:p>2023-02-18_12-41-06_000.jpg</text:p>
          </table:table-cell>
          <table:table-cell table:style-name="ce26" office:value-type="string">
            <text:p>:m 2*2 RES / free / res-id=N3Y7 / theme=楕円型表面への光線：焦点はどこか / genre=mullihag:gwanghag,content=,w=~ / session-number=s-id.KN33,topic=y切片、求める / doc=~,other=q+:q-id.EG8W / N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2*2 RES / free / res-id=N3Y7 / theme=楕円型表面への光線：焦点はどこか / genre=mullihag:gwanghag,content=,w=~ / session-number=s-id.KN33,topic=y切片、求める / doc=~,other=q+:q-id.EG8W / N+">
            <text:p>:m 2*2 RES / free / res-id=N3Y7 / theme=楕円型表面への光線：焦点はどこか / genre=mullihag:gwanghag,content=,w=~ / session-number=s-id.KN33,topic=y切片、求める / doc=~,other=q+:q-id.EG8W / N+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2023/02/18</text:date>, <text:time>13:17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8T13:17:05.64</dc:date>
    <dc:creator>iwabuchi ken</dc:creator>
    <meta:editing-duration>P54DT28M41S</meta:editing-duration>
    <meta:editing-cycles>17417</meta:editing-cycles>
    <meta:document-statistic meta:table-count="2" meta:cell-count="934" meta:object-count="0"/>
    <meta:user-defined meta:name="qrichtext">1</meta:user-defined>
  </office:meta>
</office:document-meta>
</file>